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 officeooo:rsid="00098a5d" officeooo:paragraph-rsid="000c58f5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3" style:family="paragraph" style:parent-style-name="Standard">
      <style:text-properties officeooo:paragraph-rsid="0007a0c0"/>
    </style:style>
    <style:style style:name="P4" style:family="paragraph" style:parent-style-name="Standard">
      <style:text-properties fo:language="fr" fo:country="FR" officeooo:rsid="00098a5d" officeooo:paragraph-rsid="00098a5d"/>
    </style:style>
    <style:style style:name="P5" style:family="paragraph" style:parent-style-name="Standard">
      <style:text-properties fo:language="fr" fo:country="FR" officeooo:rsid="00098a5d" officeooo:paragraph-rsid="000aafe4"/>
    </style:style>
    <style:style style:name="P6" style:family="paragraph" style:parent-style-name="Standard">
      <style:text-properties fo:language="fr" fo:country="FR" officeooo:rsid="00098a5d" officeooo:paragraph-rsid="000c58f5"/>
    </style:style>
    <style:style style:name="P7" style:family="paragraph" style:parent-style-name="Standard">
      <style:text-properties fo:language="fr" fo:country="FR" officeooo:rsid="000ca36e" officeooo:paragraph-rsid="000ca36e" fo:background-color="#ffff00"/>
    </style:style>
    <style:style style:name="P8" style:family="paragraph" style:parent-style-name="Standard">
      <style:text-properties fo:language="fr" fo:country="FR" officeooo:rsid="000aafe4" officeooo:paragraph-rsid="000aafe4"/>
    </style:style>
    <style:style style:name="P9" style:family="paragraph" style:parent-style-name="Standard">
      <style:text-properties fo:language="fr" fo:country="FR" officeooo:rsid="000aafe4" officeooo:paragraph-rsid="000c561d"/>
    </style:style>
    <style:style style:name="P10" style:family="paragraph" style:parent-style-name="Standard">
      <style:text-properties fo:font-size="15pt" fo:language="fr" fo:country="FR" officeooo:rsid="00098a5d" officeooo:paragraph-rsid="00098a5d" fo:background-color="#ffff00" style:font-size-asian="15pt" style:font-size-complex="15pt"/>
    </style:style>
    <style:style style:name="P11" style:family="paragraph" style:parent-style-name="Standard">
      <style:text-properties officeooo:paragraph-rsid="00098a5d"/>
    </style:style>
    <style:style style:name="P12" style:family="paragraph" style:parent-style-name="Standard">
      <style:text-properties officeooo:paragraph-rsid="000aafe4"/>
    </style:style>
    <style:style style:name="P13" style:family="paragraph" style:parent-style-name="Standard">
      <style:text-properties officeooo:paragraph-rsid="000d4579"/>
    </style:style>
    <style:style style:name="T1" style:family="text">
      <style:text-properties fo:language="fr" fo:country="FR" officeooo:rsid="0007a0c0"/>
    </style:style>
    <style:style style:name="T2" style:family="text">
      <style:text-properties fo:language="fr" fo:country="FR" officeooo:rsid="00098a5d"/>
    </style:style>
    <style:style style:name="T3" style:family="text">
      <style:text-properties fo:language="fr" fo:country="FR" officeooo:rsid="000aafe4"/>
    </style:style>
    <style:style style:name="T4" style:family="text">
      <style:text-properties fo:language="fr" fo:country="FR" officeooo:rsid="000c561d"/>
    </style:style>
    <style:style style:name="T5" style:family="text">
      <style:text-properties officeooo:rsid="0007a0c0"/>
    </style:style>
    <style:style style:name="T6" style:family="text">
      <style:text-properties officeooo:rsid="000aafe4"/>
    </style:style>
    <style:style style:name="T7" style:family="text">
      <style:text-properties officeooo:rsid="000c58f5"/>
    </style:style>
    <style:style style:name="T8" style:family="text">
      <style:text-properties officeooo:rsid="000d45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BAT 1</text:p>
      <text:p text:style-name="Standard"/>
      <text:p text:style-name="Standard">en</text:p>
      <text:p text:style-name="Standard">conf term</text:p>
      <text:p text:style-name="Standard"><text:s/>router ospf 1</text:p>
      <text:p text:style-name="Standard"><text:s/>no network 192.168.1.0 0.0.0.7 area 0</text:p>
      <text:p text:style-name="Standard"><text:s/>no network 192.168.1.8 0.0.0.7 area 0</text:p>
      <text:p text:style-name="Standard"><text:s/>no network 192.168.1.16 0.0.0.7 area 0</text:p>
      <text:p text:style-name="Standard"><text:s/>no network 192.168.1.100 0.0.0.3 area 0</text:p>
      <text:p text:style-name="Standard"><text:s/>ROUTER 1</text:p>
      <text:p text:style-name="Standard">en</text:p>
      <text:p text:style-name="Standard">conf term</text:p>
      <text:p text:style-name="Standard"><text:s/>router ospf 1</text:p>
      <text:p text:style-name="Standard"><text:s/>no network 192.168.1.24 0.0.0.7 area 0</text:p>
      <text:p text:style-name="Standard"><text:s/>no network 192.168.1.32 0.0.0.7 area 0</text:p>
      <text:p text:style-name="Standard"><text:s/>no network 192.168.1.40 0.0.0.7 area 0</text:p>
      <text:p text:style-name="Standard">no network 192.168.1.100 0.0.0.3 area 0</text:p>
      <text:p text:style-name="Standard"><text:s/>no network 192.168.1.200 0.0.0.3 area 0</text:p>
      <text:p text:style-name="Standard"><text:s/>ROUTER 2</text:p>
      <text:p text:style-name="Standard">en</text:p>
      <text:p text:style-name="Standard">conf term</text:p>
      <text:p text:style-name="Standard"><text:s/>router ospf 1</text:p>
      <text:p text:style-name="Standard"><text:s/>no network 192.168.1.48 0.0.0.7 area 0</text:p>
      <text:p text:style-name="Standard"><text:s/>no network 192.168.1.56 0.0.0.7 area 0</text:p>
      <text:p text:style-name="Standard"><text:s/>no network 192.168.1.64 0.0.0.7 area 0</text:p>
      <text:p text:style-name="Standard"><text:s/>no network 192.168.1.160 0.0.0.3 area 0</text:p>
      <text:p text:style-name="Standard"><text:s/>no network 192.168.1.200 0.0.0.3 area 0</text:p>
      <text:p text:style-name="Standard"><text:s/>ROUTER 3</text:p>
      <text:p text:style-name="Standard">en</text:p>
      <text:p text:style-name="Standard">conf term</text:p>
      <text:p text:style-name="Standard"><text:s/>router ospf 1</text:p>
      <text:p text:style-name="Standard"><text:s/>no network 192.168.1.72 0.0.0.7 area 0</text:p>
      <text:p text:style-name="Standard"><text:s/>no network 192.168.1.80 0.0.0.7 area 0</text:p>
      <text:p text:style-name="Standard"><text:s/>no network 192.168.1.88 0.0.0.7 area 0</text:p>
      <text:p text:style-name="Standard"><text:s/>no network 192.168.1.160 0.0.0.3 area 0</text:p>
      <text:p text:style-name="Standard"><text:s/>network 192.168.6.0 0.0.0.255 area 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soft-page-break/></text:p>
      <text:p text:style-name="P4">e<text:span text:style-name="T6">n </text:span></text:p>
      <text:p text:style-name="P8">conf term</text:p>
      <text:p text:style-name="P11">router ospf 1</text:p>
      <text:p text:style-name="P11"><text:s/>network 192.168.1.0 0.0.0.7 area 1</text:p>
      <text:p text:style-name="P11"><text:s/>network 192.168.1.8 0.0.0.7 area 1</text:p>
      <text:p text:style-name="P11"><text:s/>network 192.168.1.16 0.0.0.7 area 1</text:p>
      <text:p text:style-name="P11"><text:s/>network 192.168.1.100 0.0.0.3 area 1</text:p>
      <text:p text:style-name="P11"/>
      <text:p text:style-name="P11"/>
      <text:p text:style-name="P11"><text:s/>ROUTER 1</text:p>
      <text:p text:style-name="P5">e<text:span text:style-name="T6">n </text:span></text:p>
      <text:p text:style-name="P8">conf term</text:p>
      <text:p text:style-name="P11"><text:s/>router ospf 1</text:p>
      <text:p text:style-name="P11"><text:s/>network 192.168.1.24 0.0.0.7 area 1</text:p>
      <text:p text:style-name="P11"><text:s/>network 192.168.1.32 0.0.0.7 area 1</text:p>
      <text:p text:style-name="P11"><text:s/>network 192.168.1.40 0.0.0.7 area 1</text:p>
      <text:p text:style-name="P11">network 192.168.1.100 0.0.0.3 area 1</text:p>
      <text:p text:style-name="P11"><text:s/>network 192.168.1.200 0.0.0.3 area 1</text:p>
      <text:p text:style-name="P11"/>
      <text:p text:style-name="P11"/>
      <text:p text:style-name="P11"><text:s/>ROUTER 2</text:p>
      <text:p text:style-name="P5">e<text:span text:style-name="T6">n </text:span></text:p>
      <text:p text:style-name="P8">conf term</text:p>
      <text:p text:style-name="P11"><text:s/>router ospf 1</text:p>
      <text:p text:style-name="P11"><text:s/>network 192.168.1.48 0.0.0.7 area 1</text:p>
      <text:p text:style-name="P11"><text:s/>network 192.168.1.56 0.0.0.7 area 1</text:p>
      <text:p text:style-name="P11"><text:s/>network 192.168.1.64 0.0.0.7 area 1</text:p>
      <text:p text:style-name="P11"><text:s/>network 192.168.1.160 0.0.0.3 area 1</text:p>
      <text:p text:style-name="P11"><text:s/>network 192.168.1.200 0.0.0.3 area 1</text:p>
      <text:p text:style-name="P11"/>
      <text:p text:style-name="P11"/>
      <text:p text:style-name="P11"><text:s/>ROUTER 3</text:p>
      <text:p text:style-name="P5">e<text:span text:style-name="T6">n </text:span></text:p>
      <text:p text:style-name="P8">conf term</text:p>
      <text:p text:style-name="P11"><text:s/>router ospf 1</text:p>
      <text:p text:style-name="P11"><text:s/>network 192.168.1.72 0.0.0.7 area 1</text:p>
      <text:p text:style-name="P11"><text:s/>network 192.168.1.80 0.0.0.7 area 1</text:p>
      <text:p text:style-name="P11"><text:s/>network 192.168.1.88 0.0.0.7 area 1</text:p>
      <text:p text:style-name="P11"><text:s/>network 192.168.1.160 0.0.0.3 area 1</text:p>
      <text:p text:style-name="P11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10">BAT 2</text:p>
      <text:p text:style-name="Standard"/>
      <text:p text:style-name="Standard">en</text:p>
      <text:p text:style-name="Standard">conf term</text:p>
      <text:p text:style-name="Standard"><text:s/>router ospf 1</text:p>
      <text:p text:style-name="Standard"><text:s/>no network 192.168.<text:span text:style-name="T1">2</text:span>.0 0.0.0.7 area 0</text:p>
      <text:p text:style-name="Standard"><text:s/>no network 192.168.<text:span text:style-name="T1">2</text:span>.8 0.0.0.7 area 0</text:p>
      <text:p text:style-name="Standard"><text:s/>no network 192.168.<text:span text:style-name="T1">2</text:span>.16 0.0.0.7 area 0</text:p>
      <text:p text:style-name="Standard"><text:s/>no network 192.168.<text:span text:style-name="T1">2</text:span>.100 0.0.0.3 area 0</text:p>
      <text:p text:style-name="Standard"><text:s/>ROUTER 1</text:p>
      <text:p text:style-name="Standard">en</text:p>
      <text:p text:style-name="Standard">conf term</text:p>
      <text:p text:style-name="Standard"><text:s/>router ospf 1</text:p>
      <text:p text:style-name="Standard"><text:s/>no network 192.168.<text:span text:style-name="T1">2</text:span>.24 0.0.0.7 area 0</text:p>
      <text:p text:style-name="Standard"><text:s/>no network 192.168.<text:span text:style-name="T1">2</text:span>.32 0.0.0.7 area 0</text:p>
      <text:p text:style-name="Standard"><text:s/>no network 192.168.<text:span text:style-name="T1">2</text:span>.40 0.0.0.7 area 0</text:p>
      <text:p text:style-name="Standard">no network 192.168.<text:span text:style-name="T1">2</text:span>.100 0.0.0.3 area 0</text:p>
      <text:p text:style-name="Standard"><text:s/>no network 192.168.<text:span text:style-name="T1">2</text:span>.200 0.0.0.3 area 0</text:p>
      <text:p text:style-name="Standard"><text:s/>ROUTER 2</text:p>
      <text:p text:style-name="Standard">en</text:p>
      <text:p text:style-name="Standard">conf term</text:p>
      <text:p text:style-name="Standard"><text:s/>router ospf 1</text:p>
      <text:p text:style-name="Standard"><text:s/>no network 192.168.<text:span text:style-name="T1">2</text:span>.48 0.0.0.7 area 0</text:p>
      <text:p text:style-name="Standard"><text:s/>no network 192.168.<text:span text:style-name="T1">2</text:span>.56 0.0.0.7 area 0</text:p>
      <text:p text:style-name="Standard"><text:s/>no network 192.168.<text:span text:style-name="T1">2</text:span>.64 0.0.0.7 area 0</text:p>
      <text:p text:style-name="Standard"><text:s/>no network 192.168.<text:span text:style-name="T1">2</text:span>.160 0.0.0.3 area 0</text:p>
      <text:p text:style-name="Standard"><text:s/>no network 192.168.<text:span text:style-name="T1">2</text:span>.200 0.0.0.3 area 0</text:p>
      <text:p text:style-name="Standard"><text:s/>ROUTER 3</text:p>
      <text:p text:style-name="Standard">en</text:p>
      <text:p text:style-name="Standard">conf term</text:p>
      <text:p text:style-name="Standard"><text:s/>router ospf 1</text:p>
      <text:p text:style-name="Standard"><text:s/>no network 192.168.<text:span text:style-name="T1">2</text:span>.72 0.0.0.7 area 0</text:p>
      <text:p text:style-name="Standard"><text:s/>no network 192.168.<text:span text:style-name="T1">2</text:span>.80 0.0.0.7 area 0</text:p>
      <text:p text:style-name="Standard"><text:s/>no network 192.168.<text:span text:style-name="T1">2</text:span>.88 0.0.0.7 area 0</text:p>
      <text:p text:style-name="Standard"><text:s/>no network 192.168.<text:span text:style-name="T1">2</text:span>.160 0.0.0.3 area 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8">en</text:p>
      <text:p text:style-name="P8">conf term</text:p>
      <text:p text:style-name="P11">router ospf 1</text:p>
      <text:p text:style-name="P11"><text:s/>network 192.168.<text:span text:style-name="T2">2</text:span>.0 0.0.0.7 area <text:span text:style-name="T2">2</text:span></text:p>
      <text:p text:style-name="P11"><text:s/>network 192.168.<text:span text:style-name="T2">2</text:span>.8 0.0.0.7 area <text:span text:style-name="T2">2</text:span></text:p>
      <text:p text:style-name="P11"><text:s/>network 192.168.<text:span text:style-name="T2">2</text:span>.16 0.0.0.7 area <text:span text:style-name="T2">2</text:span></text:p>
      <text:p text:style-name="P11"><text:s/>network 192.168.<text:span text:style-name="T2">2</text:span>.100 0.0.0.3 area <text:span text:style-name="T2">2</text:span></text:p>
      <text:p text:style-name="P11"/>
      <text:p text:style-name="P11"/>
      <text:p text:style-name="P11"><text:s/>ROUTER 1</text:p>
      <text:p text:style-name="P8">en</text:p>
      <text:p text:style-name="P8">conf term</text:p>
      <text:p text:style-name="P11"><text:s/>router ospf 1</text:p>
      <text:p text:style-name="P11"><text:s/>network 192.168.<text:span text:style-name="T2">2</text:span>.24 0.0.0.7 area <text:span text:style-name="T2">2</text:span></text:p>
      <text:p text:style-name="P11"><text:s/>network 192.168.<text:span text:style-name="T2">2</text:span>.32 0.0.0.7 area <text:span text:style-name="T2">2</text:span></text:p>
      <text:p text:style-name="P11"><text:s/>network 192.168.<text:span text:style-name="T2">2</text:span>.40 0.0.0.7 area <text:span text:style-name="T2">2</text:span></text:p>
      <text:p text:style-name="P11">network 192.168.<text:span text:style-name="T2">2</text:span>.100 0.0.0.3 area <text:span text:style-name="T2">2</text:span></text:p>
      <text:p text:style-name="P11"><text:s/>network 192.168.<text:span text:style-name="T2">2</text:span>.200 0.0.0.3 area <text:span text:style-name="T2">2</text:span></text:p>
      <text:p text:style-name="P11"/>
      <text:p text:style-name="P11"/>
      <text:p text:style-name="P11"><text:s/>ROUTER 2</text:p>
      <text:p text:style-name="P8">en</text:p>
      <text:p text:style-name="P8">conf term</text:p>
      <text:p text:style-name="P11"><text:s/>router ospf 1</text:p>
      <text:p text:style-name="P11"><text:s/>network 192.168.<text:span text:style-name="T2">2</text:span>.48 0.0.0.7 area <text:span text:style-name="T2">2</text:span></text:p>
      <text:p text:style-name="P11"><text:s/>network 192.168.<text:span text:style-name="T2">2</text:span>.56 0.0.0.7 area <text:span text:style-name="T2">2</text:span></text:p>
      <text:p text:style-name="P11"><text:s/>network 192.168.<text:span text:style-name="T2">2</text:span>.64 0.0.0.7 area <text:span text:style-name="T2">2</text:span></text:p>
      <text:p text:style-name="P11"><text:s/>network 192.168.<text:span text:style-name="T2">2</text:span>.160 0.0.0.3 area <text:span text:style-name="T2">2</text:span></text:p>
      <text:p text:style-name="P11"><text:s/>network 192.168.<text:span text:style-name="T2">2</text:span>.200 0.0.0.3 area <text:span text:style-name="T2">2</text:span></text:p>
      <text:p text:style-name="P11"/>
      <text:p text:style-name="P11"/>
      <text:p text:style-name="P11"><text:s/>ROUTER 3</text:p>
      <text:p text:style-name="P8">en</text:p>
      <text:p text:style-name="P8">conf term</text:p>
      <text:p text:style-name="P11"><text:s/>router ospf 1</text:p>
      <text:p text:style-name="P11"><text:s/>network 192.168.<text:span text:style-name="T2">2</text:span>.72 0.0.0.7 area <text:span text:style-name="T2">2</text:span></text:p>
      <text:p text:style-name="P11"><text:s/>network 192.168.<text:span text:style-name="T2">2</text:span>.80 0.0.0.7 area <text:span text:style-name="T2">2</text:span></text:p>
      <text:p text:style-name="P11"><text:s/>network 192.168.<text:span text:style-name="T2">2</text:span>.88 0.0.0.7 area <text:span text:style-name="T2">2</text:span></text:p>
      <text:p text:style-name="P11"><text:s/>network 192.168.<text:span text:style-name="T2">2</text:span>.160 0.0.0.3 area <text:span text:style-name="T2">2</text:span></text:p>
      <text:p text:style-name="P11"><text:s/></text:p>
      <text:p text:style-name="P11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BAT 3</text:p>
      <text:p text:style-name="Standard"/>
      <text:p text:style-name="P3">en</text:p>
      <text:p text:style-name="P3">conf term</text:p>
      <text:p text:style-name="P3"><text:s/>router ospf 1</text:p>
      <text:p text:style-name="P3"><text:s/>no network 192.168.<text:span text:style-name="T1">3</text:span>.0 0.0.0.7 area 0</text:p>
      <text:p text:style-name="P3"><text:s/>no network 192.168.<text:span text:style-name="T1">3</text:span>.8 0.0.0.7 area 0</text:p>
      <text:p text:style-name="P3"><text:s/>no network 192.168.<text:span text:style-name="T1">3</text:span>.16 0.0.0.7 area 0</text:p>
      <text:p text:style-name="P3"><text:s/>no network 192.168.<text:span text:style-name="T1">3</text:span>.100 0.0.0.3 area 0</text:p>
      <text:p text:style-name="P3"><text:s/>ROUTER 1</text:p>
      <text:p text:style-name="P3">en</text:p>
      <text:p text:style-name="P3">conf term</text:p>
      <text:p text:style-name="P3"><text:s/>router ospf 1</text:p>
      <text:p text:style-name="P3"><text:s/>no network 192.168.<text:span text:style-name="T1">3</text:span>.24 0.0.0.7 area 0</text:p>
      <text:p text:style-name="P3"><text:s/>no network 192.168.<text:span text:style-name="T1">3</text:span>.32 0.0.0.7 area 0</text:p>
      <text:p text:style-name="P3"><text:s/>no network 192.168.<text:span text:style-name="T1">3</text:span>.40 0.0.0.7 area 0</text:p>
      <text:p text:style-name="P3">no network 192.168.<text:span text:style-name="T1">3</text:span>.100 0.0.0.3 area 0</text:p>
      <text:p text:style-name="P3"><text:s/>no network 192.168.<text:span text:style-name="T1">3</text:span>.200 0.0.0.3 area 0</text:p>
      <text:p text:style-name="P3"><text:s/>ROUTER 2</text:p>
      <text:p text:style-name="P3">en</text:p>
      <text:p text:style-name="P3">conf term</text:p>
      <text:p text:style-name="P3"><text:s/>router ospf 1</text:p>
      <text:p text:style-name="P3"><text:s/>no network 192.168.<text:span text:style-name="T1">2</text:span>.48 0.0.0.7 area 0</text:p>
      <text:p text:style-name="P3"><text:s/>no network 192.168.<text:span text:style-name="T1">2</text:span>.56 0.0.0.7 area 0</text:p>
      <text:p text:style-name="P3"><text:s/>no network 192.168.<text:span text:style-name="T1">2</text:span>.64 0.0.0.7 area 0</text:p>
      <text:p text:style-name="P3"><text:s/>no network 192.168.<text:span text:style-name="T1">2</text:span>.160 0.0.0.3 area 0</text:p>
      <text:p text:style-name="P3"><text:s/>no network 192.168.<text:span text:style-name="T1">2</text:span>.200 0.0.0.3 area 0</text:p>
      <text:p text:style-name="P3"><text:s/>ROUTER 3</text:p>
      <text:p text:style-name="P3">en</text:p>
      <text:p text:style-name="P3">conf term</text:p>
      <text:p text:style-name="P3"><text:s/>router ospf 1</text:p>
      <text:p text:style-name="P3"><text:s/>no network 192.168.<text:span text:style-name="T1">3</text:span>.72 0.0.0.7 area 0</text:p>
      <text:p text:style-name="P3"><text:s/>no network 192.168.<text:span text:style-name="T1">3</text:span>.80 0.0.0.7 area 0</text:p>
      <text:p text:style-name="P3"><text:s/>no network 192.168.<text:span text:style-name="T1">3</text:span>.88 0.0.0.7 area 0</text:p>
      <text:p text:style-name="P3"><text:s/>no network 192.168.<text:span text:style-name="T1">3</text:span>.160 0.0.0.3 area 0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en</text:p>
      <text:p text:style-name="P8">conf term</text:p>
      <text:p text:style-name="P12">router ospf 1</text:p>
      <text:p text:style-name="P12"><text:s/>network 192.168.<text:span text:style-name="T3">3</text:span>.0 0.0.0.7 area <text:span text:style-name="T3">3</text:span></text:p>
      <text:p text:style-name="P12"><text:s/>network 192.168.<text:span text:style-name="T3">3</text:span>.8 0.0.0.7 area <text:span text:style-name="T3">3</text:span></text:p>
      <text:p text:style-name="P12"><text:s/>network 192.168.<text:span text:style-name="T3">3</text:span>.16 0.0.0.7 area <text:span text:style-name="T3">3</text:span></text:p>
      <text:p text:style-name="P12"><text:s/>network 192.168.<text:span text:style-name="T3">3</text:span>.100 0.0.0.3 area <text:span text:style-name="T3">3</text:span></text:p>
      <text:p text:style-name="P12"/>
      <text:p text:style-name="P12"/>
      <text:p text:style-name="P12"><text:s/>ROUTER 1</text:p>
      <text:p text:style-name="P8">en</text:p>
      <text:p text:style-name="P8">conf term</text:p>
      <text:p text:style-name="P12"><text:s/>router ospf 1</text:p>
      <text:p text:style-name="P12"><text:s/>network 192.168.<text:span text:style-name="T3">3</text:span>.24 0.0.0.7 area <text:span text:style-name="T3">3</text:span></text:p>
      <text:p text:style-name="P12"><text:s/>network 192.168.<text:span text:style-name="T3">3</text:span>.32 0.0.0.7 area <text:span text:style-name="T3">3</text:span></text:p>
      <text:p text:style-name="P12"><text:s/>network 192.168.<text:span text:style-name="T3">3</text:span>.40 0.0.0.7 area <text:span text:style-name="T3">3</text:span></text:p>
      <text:p text:style-name="P12">network 192.168.<text:span text:style-name="T3">3</text:span>.100 0.0.0.3 area <text:span text:style-name="T3">3</text:span></text:p>
      <text:p text:style-name="P12"><text:s/>network 192.168.<text:span text:style-name="T3">3</text:span>.200 0.0.0.3 area <text:span text:style-name="T3">3</text:span></text:p>
      <text:p text:style-name="P12"/>
      <text:p text:style-name="P12"/>
      <text:p text:style-name="P12"><text:s/>ROUTER 2</text:p>
      <text:p text:style-name="P8">en</text:p>
      <text:p text:style-name="P8">conf term</text:p>
      <text:p text:style-name="P12"><text:s/>router ospf 1</text:p>
      <text:p text:style-name="P12"><text:s/>network 192.168.<text:span text:style-name="T3">3</text:span>.48 0.0.0.7 area <text:span text:style-name="T3">3</text:span></text:p>
      <text:p text:style-name="P12"><text:s/>network 192.168.<text:span text:style-name="T3">3</text:span>.56 0.0.0.7 area <text:span text:style-name="T3">3</text:span></text:p>
      <text:p text:style-name="P12"><text:s/>network 192.168.<text:span text:style-name="T3">3</text:span>.64 0.0.0.7 area <text:span text:style-name="T3">3</text:span></text:p>
      <text:p text:style-name="P12"><text:s/>network 192.168.<text:span text:style-name="T3">3</text:span>.160 0.0.0.3 area <text:span text:style-name="T3">3</text:span></text:p>
      <text:p text:style-name="P12"><text:s/>network 192.168.<text:span text:style-name="T3">3</text:span>.200 0.0.0.3 area <text:span text:style-name="T3">3</text:span></text:p>
      <text:p text:style-name="P12"/>
      <text:p text:style-name="P12"/>
      <text:p text:style-name="P12"><text:s/>ROUTER 3</text:p>
      <text:p text:style-name="P8">en</text:p>
      <text:p text:style-name="P8">conf term</text:p>
      <text:p text:style-name="P12"><text:s/>router ospf 1</text:p>
      <text:p text:style-name="P12"><text:s/>network 192.168.<text:span text:style-name="T3">3</text:span>.72 0.0.0.7 area <text:span text:style-name="T3">3</text:span></text:p>
      <text:p text:style-name="P12"><text:s/>network 192.168.<text:span text:style-name="T3">3</text:span>.80 0.0.0.7 area <text:span text:style-name="T3">3</text:span></text:p>
      <text:p text:style-name="P12"><text:s/>network 192.168.<text:span text:style-name="T3">3</text:span>.88 0.0.0.7 area <text:span text:style-name="T3">3</text:span></text:p>
      <text:p text:style-name="P12"><text:s/>network 192.168.<text:span text:style-name="T3">3</text:span>.160 0.0.0.3 area <text:span text:style-name="T3">3</text:span></text:p>
      <text:p text:style-name="P12"><text:s/></text:p>
      <text:p text:style-name="P12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10">BAT 4</text:p>
      <text:p text:style-name="P3"/>
      <text:p text:style-name="P3">en</text:p>
      <text:p text:style-name="P3">conf term</text:p>
      <text:p text:style-name="P3"><text:s/>router ospf 1</text:p>
      <text:p text:style-name="P3"><text:s/>no network 192.168.<text:span text:style-name="T1">4</text:span>.0 0.0.0.7 area 0</text:p>
      <text:p text:style-name="P3"><text:s/>no network 192.168.<text:span text:style-name="T1">4</text:span>.8 0.0.0.7 area 0</text:p>
      <text:p text:style-name="P3"><text:s/>no network 192.168.<text:span text:style-name="T1">4</text:span>.16 0.0.0.7 area 0</text:p>
      <text:p text:style-name="P3"><text:s/>no network 192.168.<text:span text:style-name="T1">4</text:span>.100 0.0.0.3 area 0</text:p>
      <text:p text:style-name="P3"><text:s/>ROUTER 1</text:p>
      <text:p text:style-name="P3">en</text:p>
      <text:p text:style-name="P3">conf term</text:p>
      <text:p text:style-name="P3"><text:s/>router ospf 1</text:p>
      <text:p text:style-name="P3"><text:s/>no network 192.168.<text:span text:style-name="T1">4</text:span>.24 0.0.0.7 area 0</text:p>
      <text:p text:style-name="P3"><text:s/>no network 192.168.<text:span text:style-name="T1">4</text:span>.32 0.0.0.7 area 0</text:p>
      <text:p text:style-name="P3"><text:s/>no network 192.168.<text:span text:style-name="T1">4</text:span>.40 0.0.0.7 area 0</text:p>
      <text:p text:style-name="P3">no network 192.168.<text:span text:style-name="T1">4</text:span>.100 0.0.0.3 area 0</text:p>
      <text:p text:style-name="P3"><text:s/>no network 192.168.<text:span text:style-name="T1">4</text:span>.200 0.0.0.3 area 0</text:p>
      <text:p text:style-name="P3"><text:s/>ROUTER 2</text:p>
      <text:p text:style-name="P3">en</text:p>
      <text:p text:style-name="P3">conf term</text:p>
      <text:p text:style-name="P3"><text:s/>router ospf 1</text:p>
      <text:p text:style-name="P3"><text:s/>no network 192.168.<text:span text:style-name="T1">4</text:span>.48 0.0.0.7 area 0</text:p>
      <text:p text:style-name="P3"><text:s/>no network 192.168.<text:span text:style-name="T1">4</text:span>.56 0.0.0.7 area 0</text:p>
      <text:p text:style-name="P3"><text:s/>no network 192.168.<text:span text:style-name="T1">4</text:span>.64 0.0.0.7 area 0</text:p>
      <text:p text:style-name="P3"><text:s/>no network 192.168.<text:span text:style-name="T1">4</text:span>.160 0.0.0.3 area 0</text:p>
      <text:p text:style-name="P3"><text:s/>no network 192.168.<text:span text:style-name="T1">4</text:span>.200 0.0.0.3 area 0</text:p>
      <text:p text:style-name="P3"><text:s/>ROUTER 3</text:p>
      <text:p text:style-name="P3">en</text:p>
      <text:p text:style-name="P3">conf term</text:p>
      <text:p text:style-name="P3"><text:s/>router ospf 1</text:p>
      <text:p text:style-name="P3"><text:s/>no network 192.168.<text:span text:style-name="T1">4</text:span>.72 0.0.0.7 area 0</text:p>
      <text:p text:style-name="P3"><text:s/>no network 192.168.<text:span text:style-name="T1">4</text:span>.80 0.0.0.7 area 0</text:p>
      <text:p text:style-name="P3"><text:s/>no network 192.168.<text:span text:style-name="T1">4</text:span>.88 0.0.0.7 area 0</text:p>
      <text:p text:style-name="P3"><text:s/>no network 192.168.<text:span text:style-name="T1">4</text:span>.160 0.0.0.3 area 0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13"><text:s/>ROUTER <text:span text:style-name="T8">1</text:span></text:p>
      <text:p text:style-name="P9">en</text:p>
      <text:p text:style-name="P9">conf term</text:p>
      <text:p text:style-name="P12">router ospf 1</text:p>
      <text:p text:style-name="P12"><text:s/><text:span text:style-name="T4"><text:s/></text:span>network 192.168.<text:span text:style-name="T3">4</text:span>.0 0.0.0.7 area <text:span text:style-name="T3">4</text:span></text:p>
      <text:p text:style-name="P12"><text:span text:style-name="T4"><text:s/></text:span>network 192.168.<text:span text:style-name="T3">4</text:span>.8 0.0.0.7 area <text:span text:style-name="T3">4</text:span></text:p>
      <text:p text:style-name="P12"><text:span text:style-name="T4"><text:s/></text:span>network 192.168.<text:span text:style-name="T3">4</text:span>.16 0.0.0.7 area <text:span text:style-name="T3">4</text:span></text:p>
      <text:p text:style-name="P12"><text:s/>network 192.168.<text:span text:style-name="T3">4</text:span>.100 0.0.0.3 area <text:span text:style-name="T3">4</text:span></text:p>
      <text:p text:style-name="P12"/>
      <text:p text:style-name="P12"/>
      <text:p text:style-name="P12"><text:s/>ROUTER <text:span text:style-name="T8">2</text:span></text:p>
      <text:p text:style-name="P9">en</text:p>
      <text:p text:style-name="P9">conf term</text:p>
      <text:p text:style-name="P12"><text:s/>router ospf 1</text:p>
      <text:p text:style-name="P12"><text:s/>network 192.168.<text:span text:style-name="T3">4</text:span>.24 0.0.0.7 area <text:span text:style-name="T3">4</text:span></text:p>
      <text:p text:style-name="P12"><text:s/>network 192.168.<text:span text:style-name="T3">4</text:span>.32 0.0.0.7 area <text:span text:style-name="T3">4</text:span></text:p>
      <text:p text:style-name="P12"><text:s/>network 192.168.<text:span text:style-name="T3">4</text:span>.40 0.0.0.7 area <text:span text:style-name="T3">4</text:span></text:p>
      <text:p text:style-name="P12">network 192.168.<text:span text:style-name="T3">4</text:span>.100 0.0.0.3 area <text:span text:style-name="T3">4</text:span></text:p>
      <text:p text:style-name="P12"><text:s/>network 192.168.<text:span text:style-name="T3">4</text:span>.200 0.0.0.3 area <text:span text:style-name="T3">4</text:span></text:p>
      <text:p text:style-name="P12"/>
      <text:p text:style-name="P12"/>
      <text:p text:style-name="P12"><text:s/>ROUTER <text:span text:style-name="T8">3</text:span></text:p>
      <text:p text:style-name="P9">en</text:p>
      <text:p text:style-name="P9">conf term</text:p>
      <text:p text:style-name="P12"><text:s/>router ospf 1</text:p>
      <text:p text:style-name="P12"><text:s/>network 192.168.<text:span text:style-name="T3">4</text:span>.48 0.0.0.7 area <text:span text:style-name="T3">4</text:span></text:p>
      <text:p text:style-name="P12"><text:s/>network 192.168.<text:span text:style-name="T3">4</text:span>.56 0.0.0.7 area <text:span text:style-name="T3">4</text:span></text:p>
      <text:p text:style-name="P12"><text:s/>network 192.168.<text:span text:style-name="T3">4</text:span>.64 0.0.0.7 area <text:span text:style-name="T3">4</text:span></text:p>
      <text:p text:style-name="P12"><text:s/>network 192.168.<text:span text:style-name="T3">4</text:span>.160 0.0.0.3 area <text:span text:style-name="T3">4</text:span></text:p>
      <text:p text:style-name="P12"><text:s/>network 192.168.<text:span text:style-name="T3">4</text:span>.200 0.0.0.3 area <text:span text:style-name="T3">4</text:span></text:p>
      <text:p text:style-name="P12"/>
      <text:p text:style-name="P12"/>
      <text:p text:style-name="P12"><text:s/>ROUTER <text:span text:style-name="T8">4</text:span></text:p>
      <text:p text:style-name="P9">en</text:p>
      <text:p text:style-name="P9">conf term</text:p>
      <text:p text:style-name="P12"><text:s/>router ospf 1</text:p>
      <text:p text:style-name="P12"><text:s/>network 192.168.<text:span text:style-name="T3">4</text:span>.72 0.0.0.7 area <text:span text:style-name="T3">4</text:span></text:p>
      <text:p text:style-name="P12"><text:s/>network 192.168.<text:span text:style-name="T3">4</text:span>.80 0.0.0.7 area <text:span text:style-name="T3">4</text:span></text:p>
      <text:p text:style-name="P12"><text:s/>network 192.168.<text:span text:style-name="T3">4</text:span>.88 0.0.0.7 area <text:span text:style-name="T3">4</text:span></text:p>
      <text:p text:style-name="P12"><text:s/>network 192.168.<text:span text:style-name="T3">4</text:span>.160 0.0.0.3 area <text:span text:style-name="T3">4</text:span></text:p>
      <text:p text:style-name="P12"><text:s/></text:p>
      <text:p text:style-name="P12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BAT 5</text:p>
      <text:p text:style-name="P3"/>
      <text:p text:style-name="P3">en</text:p>
      <text:p text:style-name="P3">conf term</text:p>
      <text:p text:style-name="P3"><text:s/>router ospf 1</text:p>
      <text:p text:style-name="P3"><text:s/>no network 192.168.<text:span text:style-name="T1">5</text:span>.0 0.0.0.7 area 0</text:p>
      <text:p text:style-name="P3"><text:s/>no network 192.168.<text:span text:style-name="T1">5</text:span>.8 0.0.0.7 area 0</text:p>
      <text:p text:style-name="P4"/>
      <text:p text:style-name="P9">en</text:p>
      <text:p text:style-name="P9">conf term</text:p>
      <text:p text:style-name="P11"><text:s/>router ospf 1</text:p>
      <text:p text:style-name="P11"><text:s/>network 192.168.<text:span text:style-name="T1">5</text:span>.0 0.0.0.7 area <text:span text:style-name="T2">5</text:span></text:p>
      <text:p text:style-name="P4"><text:s/>network 192.168.<text:span text:style-name="T5">5</text:span>.8 0.0.0.7 area 5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text:s/>conf term</text:p>
      <text:p text:style-name="P4"><text:s/>interface Fa0/0.10</text:p>
      <text:p text:style-name="P4"><text:s/>encapsulation dot1Q 10</text:p>
      <text:p text:style-name="P4"><text:s/>ip address 192.168.3.1 255.255.255.248</text:p>
      <text:p text:style-name="P4"><text:s/>no shutdown</text:p>
      <text:p text:style-name="P4"><text:s/>exit</text:p>
      <text:p text:style-name="P4"/>
      <text:p text:style-name="P4"><text:s/>conf term</text:p>
      <text:p text:style-name="P4"><text:s/>interface Fa0/0.20</text:p>
      <text:p text:style-name="P4"><text:s/>encapsulation dot1Q 20</text:p>
      <text:p text:style-name="P4"><text:s/>ip address 192.168.3.9 255.255.255.248</text:p>
      <text:p text:style-name="P4"><text:s/>no shutdown</text:p>
      <text:p text:style-name="P4"><text:s/>exit</text:p>
      <text:p text:style-name="P4"/>
      <text:p text:style-name="P4"/>
      <text:p text:style-name="P4"><text:s/>conf term</text:p>
      <text:p text:style-name="P4"><text:s/>interface Fa0/0.30</text:p>
      <text:p text:style-name="P4"><text:s/>encapsulation dot1Q 30</text:p>
      <text:p text:style-name="P4"><text:s/>ip address 192.168.3.17 255.255.255.248</text:p>
      <text:p text:style-name="P4"><text:s/>no shutdown</text:p>
      <text:p text:style-name="P4"><text:s/>exit</text:p>
      <text:p text:style-name="P4"/>
      <text:p text:style-name="P4"/>
      <text:p text:style-name="P4"/>
      <text:p text:style-name="P4"/>
      <text:p text:style-name="P4"><text:s/>conf term</text:p>
      <text:p text:style-name="P4"><text:s/>interface Fa0/0.10</text:p>
      <text:p text:style-name="P4"><text:s/>encapsulation dot1Q 10</text:p>
      <text:p text:style-name="P4"><text:s/>ip address 192.168.3.<text:span text:style-name="T7">25</text:span> 255.255.255.248</text:p>
      <text:p text:style-name="P4"><text:s/>no shutdown</text:p>
      <text:p text:style-name="P4"><text:s/>exit</text:p>
      <text:p text:style-name="P4"/>
      <text:p text:style-name="P4"><text:s/>conf term</text:p>
      <text:p text:style-name="P4"><text:s/>interface Fa0/0.20</text:p>
      <text:p text:style-name="P4"><text:s/>encapsulation dot1Q 20</text:p>
      <text:p text:style-name="P4"><text:s/>ip address 192.168.3.<text:span text:style-name="T7">33</text:span> 255.255.255.248</text:p>
      <text:p text:style-name="P4"><text:s/>no shutdown</text:p>
      <text:p text:style-name="P4"><text:s/>exit</text:p>
      <text:p text:style-name="P4"/>
      <text:p text:style-name="P4"/>
      <text:p text:style-name="P4"><text:s/>conf term</text:p>
      <text:p text:style-name="P4"><text:s/>interface Fa0/0.30</text:p>
      <text:p text:style-name="P4"><text:s/>encapsulation dot1Q 30</text:p>
      <text:p text:style-name="P4"><text:s/>ip address 192.168.3.<text:span text:style-name="T7">41</text:span> 255.255.255.248</text:p>
      <text:p text:style-name="P4"><text:s/>no shutdown</text:p>
      <text:p text:style-name="P4"><text:s/>exit</text:p>
      <text:p text:style-name="P6"><text:soft-page-break/>conf term</text:p>
      <text:p text:style-name="P6"><text:s/>interface Fa0/0.10</text:p>
      <text:p text:style-name="P6"><text:s/>encapsulation dot1Q 10</text:p>
      <text:p text:style-name="P6"><text:s/>ip address 192.168.3.<text:span text:style-name="T7">49</text:span> 255.255.255.248</text:p>
      <text:p text:style-name="P6"><text:s/>no shutdown</text:p>
      <text:p text:style-name="P6"><text:s/>exit</text:p>
      <text:p text:style-name="P6"/>
      <text:p text:style-name="P6"><text:s/>conf term</text:p>
      <text:p text:style-name="P6"><text:s/>interface Fa0/0.20</text:p>
      <text:p text:style-name="P6"><text:s/>encapsulation dot1Q 20</text:p>
      <text:p text:style-name="P6"><text:s/>ip address 192.168.3.<text:span text:style-name="T7">57 </text:span>255.255.255.248</text:p>
      <text:p text:style-name="P6"><text:s/>no shutdown</text:p>
      <text:p text:style-name="P6"><text:s/>exit</text:p>
      <text:p text:style-name="P6"/>
      <text:p text:style-name="P6"/>
      <text:p text:style-name="P6"><text:s/>conf term</text:p>
      <text:p text:style-name="P6"><text:s/>interface Fa0/0.30</text:p>
      <text:p text:style-name="P6"><text:s/>encapsulation dot1Q 30</text:p>
      <text:p text:style-name="P6"><text:s/>ip address 192.168.3.<text:span text:style-name="T7">65</text:span> 255.255.255.248</text:p>
      <text:p text:style-name="P6"><text:s/>no shutdown</text:p>
      <text:p text:style-name="P6"><text:s/>exit</text:p>
      <text:p text:style-name="P6"/>
      <text:p text:style-name="P6"/>
      <text:p text:style-name="P6"/>
      <text:p text:style-name="P6"/>
      <text:p text:style-name="P7">routeur principale</text:p>
      <text:p text:style-name="P6"/>
      <text:p text:style-name="P1">router ospf 1</text:p>
      <text:p text:style-name="P2">network 192.168.6.0 0.0.0.255 area 0</text:p>
      <text:p text:style-name="P2">network 192.168.8.0 0.0.0.255 area 0</text:p>
      <text:p text:style-name="P2">network 192.168.9.0 0.0.0.255 area 0</text:p>
      <text:p text:style-name="P2">network 192.168.10.0 0.0.0.255 area 0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06T22:49:27.178000000</meta:creation-date>
    <dc:date>2025-01-10T01:14:20.517000000</dc:date>
    <meta:editing-duration>PT3H29M47S</meta:editing-duration>
    <meta:editing-cycles>2</meta:editing-cycles>
    <meta:generator>Neat_Office/6.2.8.2$Windows_x86 LibreOffice_project/</meta:generator>
    <meta:document-statistic meta:table-count="0" meta:image-count="0" meta:object-count="0" meta:page-count="11" meta:paragraph-count="345" meta:word-count="1234" meta:character-count="7866" meta:non-whitespace-character-count="6715"/>
  </office:meta>
</office:document-meta>
</file>